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a2f0" officeooo:paragraph-rsid="0011a2f0"/>
    </style:style>
    <style:style style:name="P2" style:family="paragraph" style:parent-style-name="Standard">
      <style:text-properties fo:font-weight="bold" officeooo:rsid="00166cfc" officeooo:paragraph-rsid="00166cfc" style:font-weight-asian="bold" style:font-weight-complex="bold"/>
    </style:style>
    <style:style style:name="P3" style:family="paragraph" style:parent-style-name="Standard">
      <style:text-properties fo:font-weight="bold" officeooo:rsid="0017bebc" officeooo:paragraph-rsid="0017bebc" style:font-weight-asian="bold" style:font-weight-complex="bold"/>
    </style:style>
    <style:style style:name="P4" style:family="paragraph" style:parent-style-name="Standard">
      <style:text-properties fo:font-weight="normal" officeooo:rsid="00166cfc" officeooo:paragraph-rsid="00166cfc" style:font-weight-asian="normal" style:font-weight-complex="normal"/>
    </style:style>
    <style:style style:name="P5" style:family="paragraph" style:parent-style-name="Standard">
      <style:text-properties fo:font-weight="normal" officeooo:rsid="0017bebc" officeooo:paragraph-rsid="0017bebc" style:font-weight-asian="normal" style:font-weight-complex="normal"/>
    </style:style>
    <style:style style:name="P6" style:family="paragraph" style:parent-style-name="Standard">
      <style:text-properties fo:font-weight="normal" officeooo:rsid="0017bebc" officeooo:paragraph-rsid="0017bebc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, and backing up</text:p>
      <text:p text:style-name="P1"/>
      <text:p text:style-name="P1"><text:a xlink:type="simple" xlink:href="https://www.howtogeek.com/135533/how-to-use-rsync-to-backup-your-data-on-linux/" text:style-name="Internet_20_link" text:visited-style-name="Visited_20_Internet_20_Link">https://www.howtogeek.com/135533/how-to-use-rsync-to-backup-your-data-on-linux/</text:a></text:p>
      <text:p text:style-name="P1"/>
      <text:p text:style-name="P2">For the Hard Drive</text:p>
      <text:p text:style-name="P4">rsync -av --delete /home/jon/my.work/PhD/ /media/jon/Seagate\ Expansion\ Drive/rSyncPhD/</text:p>
      <text:p text:style-name="P4"/>
      <text:p text:style-name="P2">For the cluster</text:p>
      <text:p text:style-name="P1">rsync -av --delete -e ssh /home/jon/my.work/PhD/ <text:a xlink:type="simple" xlink:href="mailto:janzules@merced.ucmerced.edu" text:style-name="Internet_20_link" text:visited-style-name="Visited_20_Internet_20_Link">janzules@merced.ucmerced.edu</text:a>:/home/janzules/rSyncPhD/</text:p>
      <text:p text:style-name="P3"/>
      <text:p text:style-name="P3">MyAliases BackExten, BackClust</text:p>
      <text:p text:style-name="P5">alias BackExten='rsync -av --delete /home/jon/my.work/PhD/ /media/jon/Seagate\ Expansion\ Drive/rSyncPhD/'</text:p>
      <text:p text:style-name="P5"/>
      <text:p text:style-name="P5">alias BackClust='rsync -av --delete -e ssh /home/jon/my.work/PhD/ <text:a xlink:type="simple" xlink:href="mailto:janzules@merced.ucmerced.edu" text:style-name="Internet_20_link" text:visited-style-name="Visited_20_Internet_20_Link">janzules@merced.ucmerced.edu</text:a>:/home/janzules/rSyncPhD/'</text:p>
      <text:p text:style-name="P5"/>
      <text:p text:style-name="P5"/>
      <text:p text:style-name="P5"/>
      <text:p text:style-name="P5">git add .</text:p>
      <text:p text:style-name="P5">git status</text:p>
      <text:p text:style-name="P5">git commit -m "Third Commit"</text:p>
      <text:p text:style-name="P5">git pu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6:33:58.866235124</meta:creation-date>
    <dc:date>2020-11-24T12:25:51.523736945</dc:date>
    <meta:editing-duration>PT1H26M54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61" meta:character-count="632" meta:non-whitespace-character-count="588"/>
  </office:meta>
</office:document-meta>
</file>